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loadingListener.attributeRemoved( ServletContextAttribut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oadingListener.attributeAdded( HttpSessionBind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oadingListener.sessionDestroyed( HttpSess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oadingListener.attributeReplaced( ServletContextAttribut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oadingListener.invoke( List listeners , String identifier , Object event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">
            <text:p text:style-name="Table_20_Contents">1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ReloadingListener.contextDestroyed( ServletContextEvent context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oadingListener.valueUnbound( HttpSessionBind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oadingListener.contextInitialized( ServletContextEvent context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loadingListener.attributeRemoved( HttpSessionBind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oadingListener.init( ServletContext contex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ReloadingListener.attributeAdded( ServletContextAttribut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oadingListener.requestDestroyed( ServletReques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oadingListener.sessionWillPassivate( HttpSess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oadingListener.valueBound( HttpSessionBind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oadingListener.sessionDidActivate( HttpSess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oadingListener.requestInitialized( ServletReques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oadingListener.sessionCreated( HttpSess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oadingListener.attributeReplaced( HttpSessionBind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